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>ESTO ES UNA CARTA FIRMADA POR VÍCTOR BRAVO <text:s/>(ORIGINAL)</text:p>
      <text:p text:style-name="Standard"/>
      <text:p text:style-name="Standard"/>
      <text:p text:style-name="Standard"/>
      <text:p text:style-name="Standard"/>
      <text:p text:style-name="Standard"/>
      <text:p text:style-name="Standard">Prueba DIGIDOC</text:p>
      <text:p text:style-name="Standard">está como el original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Víctor Bravo</meta:initial-creator>
    <meta:creation-date>2010-05-17T15:35:49</meta:creation-date>
    <dc:creator>Víctor Bravo</dc:creator>
    <dc:date>2010-05-17T15:36:24</dc:date>
    <meta:editing-cycles>1</meta:editing-cycles>
    <meta:editing-duration>PT36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0" meta:image-count="0" meta:object-count="0" meta:page-count="1" meta:paragraph-count="3" meta:word-count="15" meta:character-count="89"/>
  </office:meta>
</office:document-meta>
</file>